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center" draw:textarea-vertical-align="middle" draw:auto-grow-height="false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co1" style:family="table-column">
      <style:table-column-properties style:column-width="2.683cm" style:use-optimal-column-width="false"/>
    </style:style>
    <style:style style:name="co2" style:family="table-column">
      <style:table-column-properties style:column-width="2.685cm" style:use-optimal-column-width="false"/>
    </style:style>
    <style:style style:name="co3" style:family="table-column">
      <style:table-column-properties style:column-width="1.225cm" style:use-optimal-column-width="false"/>
    </style:style>
    <style:style style:name="co4" style:family="table-column">
      <style:table-column-properties style:column-width="2.494cm" style:use-optimal-column-width="false"/>
    </style:style>
    <style:style style:name="co5" style:family="table-column">
      <style:table-column-properties style:column-width="2.054cm" style:use-optimal-column-width="false"/>
    </style:style>
    <style:style style:name="co6" style:family="table-column">
      <style:table-column-properties style:column-width="2.153cm" style:use-optimal-column-width="false"/>
    </style:style>
    <style:style style:name="co7" style:family="table-column">
      <style:table-column-properties style:column-width="2.239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72cm"/>
    </style:style>
    <style:style style:name="ce1" style:family="table-cell">
      <style:graphic-properties draw:fill="none" draw:fill-image-width="0cm" draw:fill-image-height="0cm" style:repeat="repeat"/>
      <style:paragraph-properties fo:text-align="center" fo:border-left="0.03pt solid #000000" fo:border-right="0.03pt solid #000000" fo:border-top="0.03pt solid #000000" fo:border-bottom="none"/>
    </style:style>
    <style:style style:name="ce2" style:family="table-cell">
      <style:graphic-properties draw:fill="none" draw:fill-image-width="0cm" draw:fill-image-height="0cm" style:repeat="repeat"/>
      <style:paragraph-properties fo:text-align="center" fo:border="0.03pt solid #000000"/>
    </style:style>
    <style:style style:name="ce3" style:family="table-cell">
      <style:graphic-properties draw:fill="none" draw:fill-image-width="0cm" draw:fill-image-height="0cm" style:repeat="repeat"/>
      <style:paragraph-properties fo:text-align="center" fo:border-left="0.03pt solid #000000" fo:border-right="0.03pt solid #000000" fo:border-top="none" fo:border-bottom="0.03pt solid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191cm" svg:height="1.734cm" svg:x="4.475cm" svg:y="4.102cm">
            <text:p text:style-name="P1">Assaltan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4.191cm" svg:height="1.734cm" svg:x="11.714cm" svg:y="3.721cm">
            <text:p text:style-name="P1">Terrremot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4.191cm" svg:height="1.734cm" svg:x="8.747cm" svg:y="7.013cm">
            <text:p text:style-name="P1">Tocar Alar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4.191cm" svg:height="1.734cm" svg:x="5.11cm" svg:y="11.214cm">
            <text:p text:style-name="P1">John Avisa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4.191cm" svg:height="1.734cm" svg:x="12.476cm" svg:y="11.595cm">
            <text:p text:style-name="P1">Marry Avisa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04cm" svg:y1="11.17cm" svg:x2="9.555cm" svg:y2="8.63cm">
            <text:p/>
          </draw:line>
          <draw:line draw:style-name="gr2" draw:text-style-name="P1" draw:layer="layout" svg:x1="13.619cm" svg:y1="11.551cm" svg:x2="12.476cm" svg:y2="8.503cm">
            <text:p/>
          </draw:line>
          <draw:line draw:style-name="gr2" draw:text-style-name="P1" draw:layer="layout" svg:x1="8.158cm" svg:y1="5.709cm" svg:x2="9.555cm" svg:y2="7.233cm">
            <text:p/>
          </draw:line>
          <draw:line draw:style-name="gr2" draw:text-style-name="P1" draw:layer="layout" svg:x1="13.238cm" svg:y1="5.455cm" svg:x2="12.476cm" svg:y2="7.36cm">
            <text:p/>
          </draw:line>
          <draw:frame draw:style-name="standard" draw:layer="layout" svg:width="2.682cm" svg:height="1.943cm" svg:x="1.95cm" svg:y="2.347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P(A)</text:p>
                </table:table-cell>
              </table:table-row>
              <table:table-row table:style-name="ro1">
                <table:table-cell table:style-name="ce2">
                  <text:p text:style-name="P1">0.001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standard" draw:layer="layout" svg:width="2.684cm" svg:height="1.945cm" svg:x="16.127cm" svg:y="2.274cm">
            <table:table table:template-name="default" table:use-first-row-styles="true" table:use-banding-rows-styles="true">
              <table:table-column table:style-name="co2"/>
              <table:table-row table:style-name="ro2">
                <table:table-cell table:style-name="ce1">
                  <text:p text:style-name="P1">P(T)</text:p>
                </table:table-cell>
              </table:table-row>
              <table:table-row table:style-name="ro2">
                <table:table-cell table:style-name="ce2">
                  <text:p text:style-name="P1">0.002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standard" draw:layer="layout" svg:width="4.943cm" svg:height="4.859cm" svg:x="14.136cm" svg:y="5.949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4"/>
              <table:table-row table:style-name="ro3" table:default-cell-style-name="ce2">
                <table:table-cell>
                  <text:p text:style-name="P1">A</text:p>
                </table:table-cell>
                <table:table-cell>
                  <text:p text:style-name="P1">T</text:p>
                </table:table-cell>
                <table:table-cell>
                  <text:p text:style-name="P1">P(TA)</text:p>
                </table:table-cell>
              </table:table-row>
              <table:table-row table:style-name="ro3" table:default-cell-style-name="ce2">
                <table:table-cell>
                  <text:p text:style-name="P1">T</text:p>
                </table:table-cell>
                <table:table-cell>
                  <text:p text:style-name="P1">T</text:p>
                </table:table-cell>
                <table:table-cell table:style-name="ce3">
                  <text:p text:style-name="P1">0.95</text:p>
                </table:table-cell>
              </table:table-row>
              <table:table-row table:style-name="ro3" table:default-cell-style-name="ce2">
                <table:table-cell>
                  <text:p text:style-name="P1">T</text:p>
                </table:table-cell>
                <table:table-cell>
                  <text:p text:style-name="P1">F</text:p>
                </table:table-cell>
                <table:table-cell>
                  <text:p text:style-name="P1">.94</text:p>
                </table:table-cell>
              </table:table-row>
              <table:table-row table:style-name="ro3" table:default-cell-style-name="ce2">
                <table:table-cell>
                  <text:p text:style-name="P1">F</text:p>
                </table:table-cell>
                <table:table-cell>
                  <text:p text:style-name="P1">T</text:p>
                </table:table-cell>
                <table:table-cell>
                  <text:p text:style-name="P1">.29</text:p>
                </table:table-cell>
              </table:table-row>
              <table:table-row table:style-name="ro3" table:default-cell-style-name="ce2">
                <table:table-cell>
                  <text:p text:style-name="P1">F</text:p>
                </table:table-cell>
                <table:table-cell>
                  <text:p text:style-name="P1">F</text:p>
                </table:table-cell>
                <table:table-cell>
                  <text:p text:style-name="P1">.001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draw:layer="layout" svg:width="3.278cm" svg:height="2.915cm" svg:x="2.39cm" svg:y="13.122cm">
            <table:table table:template-name="default" table:use-first-row-styles="true" table:use-banding-rows-styles="true">
              <table:table-column table:style-name="co3"/>
              <table:table-column table:style-name="co5"/>
              <table:table-row table:style-name="ro3" table:default-cell-style-name="ce2">
                <table:table-cell>
                  <text:p text:style-name="P1">A</text:p>
                </table:table-cell>
                <table:table-cell>
                  <text:p text:style-name="P1">P(J)</text:p>
                </table:table-cell>
              </table:table-row>
              <table:table-row table:style-name="ro3">
                <table:table-cell table:style-name="ce2">
                  <text:p text:style-name="P1">T</text:p>
                </table:table-cell>
                <table:table-cell table:style-name="ce3">
                  <text:p text:style-name="P1">0.9</text:p>
                </table:table-cell>
              </table:table-row>
              <table:table-row table:style-name="ro3" table:default-cell-style-name="ce2">
                <table:table-cell>
                  <text:p text:style-name="P1">F</text:p>
                </table:table-cell>
                <table:table-cell>
                  <text:p text:style-name="P1">.95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standard" draw:layer="layout" svg:width="4.391cm" svg:height="2.915cm" svg:x="15.213cm" svg:y="13.413cm">
            <table:table table:template-name="default" table:use-first-row-styles="true" table:use-banding-rows-styles="true">
              <table:table-column table:style-name="co6"/>
              <table:table-column table:style-name="co7"/>
              <table:table-row table:style-name="ro3" table:default-cell-style-name="ce2">
                <table:table-cell>
                  <text:p text:style-name="P1">A</text:p>
                </table:table-cell>
                <table:table-cell>
                  <text:p text:style-name="P1">P(M)</text:p>
                </table:table-cell>
              </table:table-row>
              <table:table-row table:style-name="ro3">
                <table:table-cell table:style-name="ce2">
                  <text:p text:style-name="P1">T</text:p>
                </table:table-cell>
                <table:table-cell table:style-name="ce3">
                  <text:p text:style-name="P1">0.70</text:p>
                </table:table-cell>
              </table:table-row>
              <table:table-row table:style-name="ro3" table:default-cell-style-name="ce2">
                <table:table-cell>
                  <text:p text:style-name="P1">F</text:p>
                </table:table-cell>
                <table:table-cell>
                  <text:p text:style-name="P1">.01</text:p>
                </table:table-cell>
              </table:table-row>
            </table:table>
            <draw:image xlink:href="Pictures/TablePreview5.svm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9:20:25.764352253</meta:creation-date>
    <dc:date>2016-10-09T19:57:38.092876481</dc:date>
    <meta:editing-duration>PT6M49S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